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0.75cm" loext:decorative="false"/>
      <style:paragraph-properties style:writing-mode="lr-tb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25cm" fo:min-width="0.75cm" loext:decorative="false"/>
      <style:paragraph-properties style:writing-mode="lr-tb"/>
    </style:style>
    <style:style style:name="gr11" style:family="graphic" style:parent-style-name="objectwithoutfill">
      <style:graphic-properties draw:fill="none" draw:fill-color="#ff0000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5cm" fo:min-width="0.75cm" loext:decorative="false"/>
      <style:paragraph-properties style:writing-mode="lr-tb"/>
    </style:style>
    <style:style style:name="gr14" style:family="graphic" style:parent-style-name="objectwithoutfill">
      <style:graphic-properties draw:marker-end="Puntas_20_de_20_flecha_20_5" draw:marker-end-width="0.3cm" draw:fill="none" draw:fill-color="#ff0000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16" style:family="graphic" style:parent-style-name="objectwithoutfill">
      <style:graphic-properties svg:stroke-color="#ff0000" draw:fill="none" draw:fill-color="#ff0000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8" style:family="graphic" style:parent-style-name="objectwithoutfill">
      <style:graphic-properties svg:stroke-color="#3465a4" draw:fill="none" draw:fill-color="#ff0000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3" style:family="graphic" style:parent-style-name="objectwithoutfill">
      <style:graphic-properties svg:stroke-color="#ff4000" draw:fill="none" draw:fill-color="#ff0000" draw:textarea-vertical-align="middle" loext:decorative="false"/>
    </style:style>
    <style:style style:name="gr24" style:family="graphic" style:parent-style-name="objectwithoutfill">
      <style:graphic-properties svg:stroke-color="#ff4000" draw:marker-end="Puntas_20_de_20_flecha_20_6" draw:marker-end-width="0.3cm" draw:fill="none" draw:fill-color="#ff0000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26" style:family="graphic" style:parent-style-name="objectwithoutfill">
      <style:graphic-properties svg:stroke-color="#ff4000" draw:marker-end="Puntas_20_de_20_flecha_20_7" draw:marker-end-width="0.3cm" draw:fill="none" draw:fill-color="#ff0000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95cm" loext:decorative="false"/>
      <style:paragraph-properties style:writing-mode="lr-tb"/>
    </style:style>
    <style:style style:name="gr28" style:family="graphic" style:parent-style-name="objectwithoutfill">
      <style:graphic-properties svg:stroke-color="#ff4000" draw:marker-end="Puntas_20_de_20_flecha_20_8" draw:marker-end-width="0.3cm" draw:fill="none" draw:fill-color="#ff0000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75cm" svg:height="2cm" svg:x="1cm" svg:y="1cm">
          <draw:text-box>
            <text:p>Para desarrollar <text:span text:style-name="T1">so</text:span><text:span text:style-name="T1">rt_</text:span><text:span text:style-name="T1">lis</text:span><text:span text:style-name="T1">t_</text:span><text:span text:style-name="T1">ap</text:span><text:span text:style-name="T1">pe</text:span><text:span text:style-name="T1">nd</text:span><text:span text:style-name="T1">() </text:span><text:span text:style-name="T2">de</text:span><text:span text:style-name="T2">be</text:span><text:span text:style-name="T2">m</text:span><text:span text:style-name="T2">os </text:span><text:span text:style-name="T2">ve</text:span><text:span text:style-name="T2">r </text:span><text:span text:style-name="T2">qu</text:span><text:span text:style-name="T2">e </text:span><text:span text:style-name="T2">se </text:span><text:span text:style-name="T2">qu</text:span><text:span text:style-name="T2">ier</text:span><text:span text:style-name="T2">e </text:span><text:span text:style-name="T2">ir </text:span><text:span text:style-name="T2">ag</text:span><text:span text:style-name="T2">re</text:span><text:span text:style-name="T2">ga</text:span><text:span text:style-name="T2">nd</text:span><text:span text:style-name="T2">o </text:span><text:span text:style-name="T2">un </text:span><text:span text:style-name="T2">nu</text:span><text:span text:style-name="T2">ev</text:span><text:span text:style-name="T2">o </text:span><text:span text:style-name="T2">no</text:span><text:span text:style-name="T2">do </text:span><text:span text:style-name="T2">de</text:span><text:span text:style-name="T2">be</text:span><text:span text:style-name="T2">m</text:span><text:span text:style-name="T2">os </text:span><text:span text:style-name="T2">ve</text:span><text:span text:style-name="T2">r:</text:span></text:p>
          </draw:text-box>
        </draw:frame>
        <draw:path draw:style-name="gr2" draw:text-style-name="P2" draw:layer="layout" svg:width="1.375cm" svg:height="1.354cm" draw:transform="rotate (-1.5707963267949) translate (2.672cm 3.281cm)" svg:viewBox="0 0 1376 1355" svg:d="M0 1349c409 24 822-21 1217-132l159-371v-740l-27-106">
          <text:p/>
        </draw:path>
        <draw:line draw:style-name="gr3" draw:text-style-name="P2" draw:layer="layout" svg:x1="3cm" svg:y1="4cm" svg:x2="5cm" svg:y2="4cm">
          <text:p/>
        </draw:line>
        <draw:frame draw:style-name="gr4" draw:text-style-name="P1" draw:layer="layout" svg:width="14.25cm" svg:height="1.673cm" svg:x="5.5cm" svg:y="3cm">
          <draw:text-box>
            <text:p>Como la lista está vacía, agrego al nodo en el comienzo de la lista L.</text:p>
          </draw:text-box>
        </draw:frame>
        <draw:path draw:style-name="gr2" draw:text-style-name="P2" draw:layer="layout" svg:width="1.165cm" svg:height="1.311cm" svg:x="1.533cm" svg:y="6.165cm" svg:viewBox="0 0 1166 1312" svg:d="M54 0c-2 375-151 799 53 1138 185 307 565 103 847 158h212">
          <text:p/>
        </draw:path>
        <draw:line draw:style-name="gr5" draw:text-style-name="P2" draw:layer="layout" svg:x1="3cm" svg:y1="7cm" svg:x2="5cm" svg:y2="7cm">
          <text:p/>
        </draw:line>
        <draw:custom-shape draw:style-name="gr6" draw:text-style-name="P3" draw:layer="layout" svg:width="1.25cm" svg:height="1.5cm" svg:x="5.25cm" svg:y="6.2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75cm" svg:y1="7cm" svg:x2="8.5cm" svg:y2="7cm">
          <text:p/>
        </draw:line>
        <draw:custom-shape draw:style-name="gr6" draw:text-style-name="P3" draw:layer="layout" svg:width="1.25cm" svg:height="1.5cm" svg:x="8.75cm" svg:y="6.2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25cm" svg:y1="7cm" svg:x2="11.75cm" svg:y2="7cm">
          <text:p/>
        </draw:line>
        <draw:custom-shape draw:style-name="gr6" draw:text-style-name="P3" draw:layer="layout" svg:width="1.25cm" svg:height="1.5cm" svg:x="12cm" svg:y="6.25cm">
          <text:p text:style-name="P3">8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8cm" svg:height="2.75cm" svg:x="1.5cm" svg:y="8.25cm">
          <draw:text-box>
            <text:p>Supongamos que L es está lista que está ordenada y supongamos que queremos agregar el 7, veamos que deberíamos hacer:</text:p>
          </draw:text-box>
        </draw:frame>
        <draw:custom-shape draw:style-name="gr10" draw:text-style-name="P4" draw:layer="layout" svg:width="1.25cm" svg:height="1.5cm" svg:x="1.5cm" svg:y="11cm">
          <text:p text:style-name="P3">7</text:p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.165cm" svg:height="1.311cm" svg:x="4.75cm" svg:y="11.165cm" svg:viewBox="0 0 1166 1312" svg:d="M54 0c-2 375-151 799 53 1138 185 307 565 103 847 158h212">
          <text:p/>
        </draw:path>
        <draw:line draw:style-name="gr5" draw:text-style-name="P2" draw:layer="layout" svg:x1="6.217cm" svg:y1="12cm" svg:x2="8.217cm" svg:y2="12cm">
          <text:p/>
        </draw:line>
        <draw:custom-shape draw:style-name="gr6" draw:text-style-name="P3" draw:layer="layout" svg:width="1.25cm" svg:height="1.5cm" svg:x="8.467cm" svg:y="11.2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967cm" svg:y1="12cm" svg:x2="11.717cm" svg:y2="12cm">
          <text:p/>
        </draw:line>
        <draw:custom-shape draw:style-name="gr6" draw:text-style-name="P3" draw:layer="layout" svg:width="1.25cm" svg:height="1.5cm" svg:x="11.967cm" svg:y="11.2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467cm" svg:y1="12cm" svg:x2="14.967cm" svg:y2="12cm">
          <text:p/>
        </draw:line>
        <draw:custom-shape draw:style-name="gr6" draw:text-style-name="P3" draw:layer="layout" svg:width="1.25cm" svg:height="1.5cm" svg:x="15.217cm" svg:y="11.25cm">
          <text:p text:style-name="P3">8</text:p>
          <draw:enhanced-geometry svg:viewBox="0 0 21600 21600" draw:type="rectangle" draw:enhanced-path="M 0 0 L 21600 0 21600 21600 0 21600 0 0 Z N"/>
        </draw:custom-shape>
        <draw:path draw:style-name="gr11" draw:text-style-name="P5" draw:layer="layout" svg:width="3.368cm" svg:height="0.881cm" draw:transform="rotate (-0.219038821125288) translate (5.67093625819653cm 12.6336045984908cm)" svg:viewBox="0 0 3369 882" svg:d="M0 773c649 28 1297 91 1949 109 531 14 1379-721 970-759-1545-144 88-20 433-123l17 321-23 141">
          <text:p/>
        </draw:path>
        <draw:frame draw:style-name="gr12" draw:text-style-name="P1" draw:layer="layout" svg:width="4cm" svg:height="2.5cm" svg:x="5.5cm" svg:y="14.25cm">
          <draw:text-box>
            <text:p>Al principio no xq 5 &lt; 7</text:p>
          </draw:text-box>
        </draw:frame>
        <draw:path draw:style-name="gr11" draw:text-style-name="P5" draw:layer="layout" svg:width="4.444cm" svg:height="1.005cm" svg:x="8.043cm" svg:y="13.124cm" svg:viewBox="0 0 4445 1006" svg:d="M0 767c402-181 618 266 1006 238 409-30 826 66 1243-106 444-184 901-330 1350-529 1064-472-981-289 502-291l344-79-26 397-53 26">
          <text:p/>
        </draw:path>
        <draw:frame draw:style-name="gr4" draw:text-style-name="P1" draw:layer="layout" svg:width="3.25cm" svg:height="1.673cm" svg:x="11cm" svg:y="14.25cm">
          <draw:text-box>
            <text:p>Aquí no xq 6 &lt; 7</text:p>
          </draw:text-box>
        </draw:frame>
        <draw:path draw:style-name="gr11" draw:text-style-name="P5" draw:layer="layout" svg:width="4.735cm" svg:height="0.965cm" svg:x="10.848cm" svg:y="13.097cm" svg:viewBox="0 0 4736 966" svg:d="M0 741c467 4 950-17 1402 132 543 179 1132 41 1693 53 586 12 1325-220 1403-793 22-163-1094 659-265 53l265-186 211 318 27 185">
          <text:p/>
        </draw:path>
        <draw:frame draw:style-name="gr1" draw:text-style-name="P1" draw:layer="layout" svg:width="3.75cm" svg:height="2cm" svg:x="15.5cm" svg:y="13.75cm">
          <draw:text-box>
            <text:p>Aquí si por <text:s/>que 7 &lt; 8</text:p>
          </draw:text-box>
        </draw:frame>
        <draw:path draw:style-name="gr2" draw:text-style-name="P2" draw:layer="layout" svg:width="1.165cm" svg:height="1.311cm" svg:x="1.283cm" svg:y="17cm" svg:viewBox="0 0 1166 1312" svg:d="M54 0c-2 375-151 799 53 1138 185 307 565 103 847 158h212">
          <text:p/>
        </draw:path>
        <draw:line draw:style-name="gr5" draw:text-style-name="P2" draw:layer="layout" svg:x1="2.75cm" svg:y1="17.835cm" svg:x2="4.75cm" svg:y2="17.835cm">
          <text:p/>
        </draw:line>
        <draw:custom-shape draw:style-name="gr6" draw:text-style-name="P3" draw:layer="layout" svg:width="1.25cm" svg:height="1.5cm" svg:x="5cm" svg:y="17.08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5cm" svg:y1="17.835cm" svg:x2="8.25cm" svg:y2="17.835cm">
          <text:p/>
        </draw:line>
        <draw:custom-shape draw:style-name="gr6" draw:text-style-name="P3" draw:layer="layout" svg:width="1.25cm" svg:height="1.5cm" svg:x="8.5cm" svg:y="17.08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cm" svg:y1="17.835cm" svg:x2="11.5cm" svg:y2="17.835cm">
          <text:p/>
        </draw:line>
        <draw:custom-shape draw:style-name="gr6" draw:text-style-name="P3" draw:layer="layout" svg:width="1.25cm" svg:height="1.5cm" svg:x="13.776cm" svg:y="17.079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5cm" svg:height="1.75cm" svg:x="11.5cm" svg:y="17cm">
          <text:p text:style-name="P3">7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3cm" svg:y1="17.75cm" svg:x2="13.75cm" svg:y2="17.75cm">
          <text:p/>
        </draw:line>
        <draw:frame draw:style-name="gr15" draw:text-style-name="P1" draw:layer="layout" svg:width="18.75cm" svg:height="5.939cm" svg:x="1cm" svg:y="19cm">
          <draw:text-box>
            <text:p>Esto en código será a dos punteros:</text:p>
            <text:p><text:tab/>aux = list;</text:p>
            <text:p><text:tab/>prev = NULL;</text:p>
            <text:p><text:tab/><text:span text:style-name="T3">w</text:span><text:span text:style-name="T3">hil</text:span><text:span text:style-name="T3">e</text:span><text:span text:style-name="T4">(</text:span><text:span text:style-name="T4">au</text:span><text:span text:style-name="T4">x !</text:span><text:span text:style-name="T4">= </text:span><text:span text:style-name="T4">N</text:span><text:span text:style-name="T4">U</text:span><text:span text:style-name="T4">LL </text:span><text:span text:style-name="T4">&amp;</text:span><text:span text:style-name="T4">&amp; </text:span><text:span text:style-name="T4">au</text:span><text:span text:style-name="T4">x</text:span><text:span text:style-name="T4">→</text:span><text:span text:style-name="T4">el</text:span><text:span text:style-name="T4">e</text:span><text:span text:style-name="T4">m </text:span><text:span text:style-name="T4">&lt; </text:span><text:span text:style-name="T4">no</text:span><text:span text:style-name="T4">de</text:span><text:span text:style-name="T4">→</text:span><text:span text:style-name="T4">el</text:span><text:span text:style-name="T4">e</text:span><text:span text:style-name="T4">m)</text:span><text:span text:style-name="T4">{</text:span></text:p>
            <text:p><text:span text:style-name="T4"><text:tab/></text:span><text:span text:style-name="T4"><text:tab/></text:span><text:span text:style-name="T4">pr</text:span><text:span text:style-name="T4">ev </text:span><text:span text:style-name="T4">= </text:span><text:span text:style-name="T4">au</text:span><text:span text:style-name="T4">x;</text:span></text:p>
            <text:p><text:span text:style-name="T4"><text:tab/></text:span><text:span text:style-name="T4"><text:tab/></text:span><text:span text:style-name="T4">au</text:span><text:span text:style-name="T4">x </text:span><text:span text:style-name="T4">= </text:span><text:span text:style-name="T4">au</text:span><text:span text:style-name="T4">x</text:span><text:span text:style-name="T4">→</text:span><text:span text:style-name="T4">ne</text:span><text:span text:style-name="T4">xt;</text:span></text:p>
            <text:p><text:span text:style-name="T4"><text:tab/></text:span><text:span text:style-name="T4">}</text:span></text:p>
            <text:p><text:span text:style-name="T4">H</text:span><text:span text:style-name="T4">ag</text:span><text:span text:style-name="T4">a</text:span><text:span text:style-name="T4">m</text:span><text:span text:style-name="T4">os </text:span><text:span text:style-name="T4">un</text:span><text:span text:style-name="T4">a </text:span><text:span text:style-name="T4">pa</text:span><text:span text:style-name="T4">sa</text:span><text:span text:style-name="T4">da </text:span><text:span text:style-name="T4">rá</text:span><text:span text:style-name="T4">pi</text:span><text:span text:style-name="T4">da </text:span><text:span text:style-name="T4">de </text:span><text:span text:style-name="T4">es</text:span><text:span text:style-name="T4">te </text:span><text:span text:style-name="T4">có</text:span><text:span text:style-name="T4">di</text:span><text:span text:style-name="T4">go</text:span><text:span text:style-name="T4">:</text:span></text:p>
          </draw:text-box>
        </draw:frame>
      </draw:page>
      <draw:page draw:name="page2" draw:style-name="dp1" draw:master-page-name="Predeterminado">
        <draw:custom-shape draw:style-name="gr10" draw:text-style-name="P4" draw:layer="layout" svg:width="1.25cm" svg:height="1.5cm" svg:x="2.25cm" svg:y="1.5cm">
          <text:p text:style-name="P3">7</text:p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.165cm" svg:height="1.311cm" svg:x="5.5cm" svg:y="1.665cm" svg:viewBox="0 0 1166 1312" svg:d="M54 0c-2 375-151 799 53 1138 185 307 565 103 847 158h212">
          <text:p/>
        </draw:path>
        <draw:line draw:style-name="gr5" draw:text-style-name="P2" draw:layer="layout" svg:x1="6.967cm" svg:y1="2.5cm" svg:x2="8.967cm" svg:y2="2.5cm">
          <text:p/>
        </draw:line>
        <draw:custom-shape draw:style-name="gr6" draw:text-style-name="P3" draw:layer="layout" svg:width="1.25cm" svg:height="1.5cm" svg:x="9.217cm" svg:y="1.7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717cm" svg:y1="2.5cm" svg:x2="12.467cm" svg:y2="2.5cm">
          <text:p/>
        </draw:line>
        <draw:custom-shape draw:style-name="gr6" draw:text-style-name="P3" draw:layer="layout" svg:width="1.25cm" svg:height="1.5cm" svg:x="12.717cm" svg:y="1.7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217cm" svg:y1="2.5cm" svg:x2="15.717cm" svg:y2="2.5cm">
          <text:p/>
        </draw:line>
        <draw:custom-shape draw:style-name="gr6" draw:text-style-name="P3" draw:layer="layout" svg:width="1.25cm" svg:height="1.5cm" svg:x="15.967cm" svg:y="1.75cm">
          <text:p text:style-name="P3">8</text:p>
          <draw:enhanced-geometry svg:viewBox="0 0 21600 21600" draw:type="rectangle" draw:enhanced-path="M 0 0 L 21600 0 21600 21600 0 21600 0 0 Z N"/>
        </draw:custom-shape>
        <draw:path draw:style-name="gr16" draw:text-style-name="P5" draw:layer="layout" svg:width="2.406cm" svg:height="1.155cm" draw:transform="rotate (-0.162141087510273) translate (7.22464389339726cm 3.22498499631572cm)" svg:viewBox="0 0 2407 1156" svg:d="M0 1156c564-73 1236-124 1676-569 1091-1104-1131 337 306-587l326 28 99 278-60 118">
          <text:p/>
        </draw:path>
        <draw:frame draw:style-name="gr17" draw:text-style-name="P1" draw:layer="layout" svg:width="3.75cm" svg:height="1.75cm" svg:x="7cm" svg:y="4.5cm">
          <draw:text-box>
            <text:p>Aux = list</text:p>
          </draw:text-box>
        </draw:frame>
        <draw:frame draw:style-name="gr9" draw:text-style-name="P1" draw:layer="layout" svg:width="18.25cm" svg:height="2.75cm" svg:x="1.5cm" svg:y="6cm">
          <draw:text-box>
            <text:p>Vemos que aux != NULL &amp;&amp; aux→elem = 5 &lt; 7 = node→elem, entonces sucede:</text:p>
          </draw:text-box>
        </draw:frame>
        <draw:custom-shape draw:style-name="gr10" draw:text-style-name="P4" draw:layer="layout" svg:width="1.25cm" svg:height="1.5cm" svg:x="2.5cm" svg:y="8cm">
          <text:p text:style-name="P3">7</text:p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.165cm" svg:height="1.311cm" svg:x="5.75cm" svg:y="8.165cm" svg:viewBox="0 0 1166 1312" svg:d="M54 0c-2 375-151 799 53 1138 185 307 565 103 847 158h212">
          <text:p/>
        </draw:path>
        <draw:line draw:style-name="gr5" draw:text-style-name="P2" draw:layer="layout" svg:x1="7.217cm" svg:y1="9cm" svg:x2="9.217cm" svg:y2="9cm">
          <text:p/>
        </draw:line>
        <draw:custom-shape draw:style-name="gr6" draw:text-style-name="P3" draw:layer="layout" svg:width="1.25cm" svg:height="1.5cm" svg:x="9.467cm" svg:y="8.2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967cm" svg:y1="9cm" svg:x2="12.717cm" svg:y2="9cm">
          <text:p/>
        </draw:line>
        <draw:custom-shape draw:style-name="gr6" draw:text-style-name="P3" draw:layer="layout" svg:width="1.25cm" svg:height="1.5cm" svg:x="12.967cm" svg:y="8.2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467cm" svg:y1="9cm" svg:x2="15.967cm" svg:y2="9cm">
          <text:p/>
        </draw:line>
        <draw:custom-shape draw:style-name="gr6" draw:text-style-name="P3" draw:layer="layout" svg:width="1.25cm" svg:height="1.5cm" svg:x="16.217cm" svg:y="8.25cm">
          <text:p text:style-name="P3">8</text:p>
          <draw:enhanced-geometry svg:viewBox="0 0 21600 21600" draw:type="rectangle" draw:enhanced-path="M 0 0 L 21600 0 21600 21600 0 21600 0 0 Z N"/>
        </draw:custom-shape>
        <draw:path draw:style-name="gr16" draw:text-style-name="P5" draw:layer="layout" svg:width="3.019cm" svg:height="1.663cm" svg:x="10.927cm" svg:y="10.375cm" svg:viewBox="0 0 3020 1664" svg:d="M0 1664c917-47 1748-589 2249-1323 635-931-1146 409-79-238 417-253 896 17 846 423l-26 53">
          <text:p/>
        </draw:path>
        <draw:frame draw:style-name="gr4" draw:text-style-name="P1" draw:layer="layout" svg:width="3.5cm" svg:height="1.5cm" svg:x="10.75cm" svg:y="12.25cm">
          <draw:text-box>
            <text:p>aux</text:p>
          </draw:text-box>
        </draw:frame>
        <draw:path draw:style-name="gr18" draw:text-style-name="P5" draw:layer="layout" svg:width="1.454cm" svg:height="0.846cm" svg:x="8.943cm" svg:y="10.319cm" svg:viewBox="0 0 1455 847" svg:d="M0 847c548-30 993-406 1270-847l-344 79h476l53 133">
          <text:p/>
        </draw:path>
        <draw:frame draw:style-name="gr19" draw:text-style-name="P1" draw:layer="layout" svg:width="2.25cm" svg:height="1cm" svg:x="8.25cm" svg:y="11.25cm">
          <draw:text-box>
            <text:p>prev</text:p>
          </draw:text-box>
        </draw:frame>
        <draw:frame draw:style-name="gr20" draw:text-style-name="P1" draw:layer="layout" svg:width="18.5cm" svg:height="2.25cm" svg:x="1.25cm" svg:y="13.5cm">
          <draw:text-box>
            <text:p>Veamos que aux != NULL &amp;&amp; aux→elem = 6 &lt; 7 = node→elem, entonces sucede:</text:p>
          </draw:text-box>
        </draw:frame>
        <draw:custom-shape draw:style-name="gr10" draw:text-style-name="P4" draw:layer="layout" svg:width="1.25cm" svg:height="1.5cm" svg:x="1.533cm" svg:y="15.5cm">
          <text:p text:style-name="P3">7</text:p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.165cm" svg:height="1.311cm" svg:x="4.783cm" svg:y="15.665cm" svg:viewBox="0 0 1166 1312" svg:d="M54 0c-2 375-151 799 53 1138 185 307 565 103 847 158h212">
          <text:p/>
        </draw:path>
        <draw:line draw:style-name="gr5" draw:text-style-name="P2" draw:layer="layout" svg:x1="6.25cm" svg:y1="16.5cm" svg:x2="8.25cm" svg:y2="16.5cm">
          <text:p/>
        </draw:line>
        <draw:custom-shape draw:style-name="gr6" draw:text-style-name="P3" draw:layer="layout" svg:width="1.25cm" svg:height="1.5cm" svg:x="8.5cm" svg:y="15.7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cm" svg:y1="16.5cm" svg:x2="11.75cm" svg:y2="16.5cm">
          <text:p/>
        </draw:line>
        <draw:custom-shape draw:style-name="gr6" draw:text-style-name="P3" draw:layer="layout" svg:width="1.25cm" svg:height="1.5cm" svg:x="12cm" svg:y="15.7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5cm" svg:y1="16.5cm" svg:x2="15cm" svg:y2="16.5cm">
          <text:p/>
        </draw:line>
        <draw:custom-shape draw:style-name="gr6" draw:text-style-name="P3" draw:layer="layout" svg:width="1.25cm" svg:height="1.5cm" svg:x="15.25cm" svg:y="15.75cm">
          <text:p text:style-name="P3">8</text:p>
          <draw:enhanced-geometry svg:viewBox="0 0 21600 21600" draw:type="rectangle" draw:enhanced-path="M 0 0 L 21600 0 21600 21600 0 21600 0 0 Z N"/>
        </draw:custom-shape>
        <draw:path draw:style-name="gr16" draw:text-style-name="P5" draw:layer="layout" svg:width="1.769cm" svg:height="1.423cm" draw:transform="rotate (0.200363798128949) translate (14.4005378807683cm 17.972245509791cm)" svg:viewBox="0 0 1770 1424" svg:d="M0 1424c603-38 956-538 1300-951 107-128 981-740-66-338-553 213 791-85 492 236">
          <text:p/>
        </draw:path>
        <draw:frame draw:style-name="gr21" draw:text-style-name="P1" draw:layer="layout" svg:width="2cm" svg:height="1.25cm" svg:x="16cm" svg:y="18.25cm">
          <draw:text-box>
            <text:p>aux</text:p>
          </draw:text-box>
        </draw:frame>
        <draw:path draw:style-name="gr18" draw:text-style-name="P5" draw:layer="layout" svg:width="1.743cm" svg:height="0.843cm" draw:transform="rotate (0.727627765156436) translate (11.2909282497809cm 18.4254295775518cm)" svg:viewBox="0 0 1744 844" svg:d="M0 765c570 42 2151-109 1646-376-1266-670-2-364 61 91l-130 344-17 20">
          <text:p/>
        </draw:path>
        <draw:frame draw:style-name="gr19" draw:text-style-name="P1" draw:layer="layout" svg:width="2.25cm" svg:height="1cm" svg:x="11.25cm" svg:y="19cm">
          <draw:text-box>
            <text:p>prev</text:p>
          </draw:text-box>
        </draw:frame>
        <draw:frame draw:style-name="gr22" draw:text-style-name="P1" draw:layer="layout" svg:width="18cm" svg:height="3.095cm" svg:x="1.5cm" svg:y="20.25cm">
          <draw:text-box>
            <text:p>Veamos que acá aux != NULL pero <text:span text:style-name="T3">au</text:span><text:span text:style-name="T3">x</text:span><text:span text:style-name="T3">→</text:span><text:span text:style-name="T3">el</text:span><text:span text:style-name="T3">e</text:span><text:span text:style-name="T3">m </text:span><text:span text:style-name="T3">= </text:span><text:span text:style-name="T3">8 </text:span><text:span text:style-name="T3">&lt; </text:span><text:span text:style-name="T3">7 </text:span><text:span text:style-name="T3">= </text:span><text:span text:style-name="T3">n</text:span><text:span text:style-name="T3">o</text:span><text:span text:style-name="T3">de</text:span><text:span text:style-name="T3">→</text:span><text:span text:style-name="T3">el</text:span><text:span text:style-name="T3">e</text:span><text:span text:style-name="T3">m</text:span> por lo que el ciclo se termina por lo que está remarcado. Ahora el código deberíamos arreglar un poco el código por casos bordes. Veamos un ejemplo:</text:p>
          </draw:text-box>
        </draw:frame>
        <draw:custom-shape draw:style-name="gr10" draw:text-style-name="P4" draw:layer="layout" svg:width="1.25cm" svg:height="1.5cm" svg:x="1.296cm" svg:y="24.073cm">
          <text:p text:style-name="P3">4</text:p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.165cm" svg:height="1.311cm" svg:x="4.546cm" svg:y="24.238cm" svg:viewBox="0 0 1166 1312" svg:d="M54 0c-2 375-151 799 53 1138 185 307 565 103 847 158h212">
          <text:p/>
        </draw:path>
        <draw:line draw:style-name="gr5" draw:text-style-name="P2" draw:layer="layout" svg:x1="6.013cm" svg:y1="25.073cm" svg:x2="8.013cm" svg:y2="25.073cm">
          <text:p/>
        </draw:line>
        <draw:custom-shape draw:style-name="gr6" draw:text-style-name="P3" draw:layer="layout" svg:width="1.25cm" svg:height="1.5cm" svg:x="8.263cm" svg:y="24.323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763cm" svg:y1="25.073cm" svg:x2="11.513cm" svg:y2="25.073cm">
          <text:p/>
        </draw:line>
        <draw:custom-shape draw:style-name="gr6" draw:text-style-name="P3" draw:layer="layout" svg:width="1.25cm" svg:height="1.5cm" svg:x="11.763cm" svg:y="24.323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263cm" svg:y1="25.073cm" svg:x2="14.763cm" svg:y2="25.073cm">
          <text:p/>
        </draw:line>
        <draw:custom-shape draw:style-name="gr6" draw:text-style-name="P3" draw:layer="layout" svg:width="1.25cm" svg:height="1.5cm" svg:x="15.013cm" svg:y="24.323cm">
          <text:p text:style-name="P3">8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cm" svg:height="2.384cm" svg:x="1.5cm" svg:y="26.5cm">
          <draw:text-box>
            <text:p>Aquí el ciclo terminaría por que aux llega al último de la lista enlazada, por lo que se debería agregar el elemento al principio de la lista.</text:p>
          </draw:text-box>
        </draw:frame>
      </draw:page>
      <draw:page draw:name="page3" draw:style-name="dp1" draw:master-page-name="Predeterminado">
        <draw:path draw:style-name="gr2" draw:text-style-name="P2" draw:layer="layout" svg:width="1.165cm" svg:height="1.311cm" svg:x="4.033cm" svg:y="5.75cm" svg:viewBox="0 0 1166 1312" svg:d="M54 0c-2 375-151 799 53 1138 185 307 565 103 847 158h212">
          <text:p/>
        </draw:path>
        <draw:line draw:style-name="gr5" draw:text-style-name="P2" draw:layer="layout" svg:x1="5.5cm" svg:y1="6.585cm" svg:x2="7.5cm" svg:y2="6.585cm">
          <text:p/>
        </draw:line>
        <draw:custom-shape draw:style-name="gr6" draw:text-style-name="P3" draw:layer="layout" svg:width="1.25cm" svg:height="1.5cm" svg:x="7.75cm" svg:y="5.83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25cm" svg:y1="6.585cm" svg:x2="11cm" svg:y2="6.585cm">
          <text:p/>
        </draw:line>
        <draw:custom-shape draw:style-name="gr6" draw:text-style-name="P3" draw:layer="layout" svg:width="1.25cm" svg:height="1.5cm" svg:x="11.25cm" svg:y="5.83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75cm" svg:y1="6.585cm" svg:x2="14.25cm" svg:y2="6.585cm">
          <text:p/>
        </draw:line>
        <draw:custom-shape draw:style-name="gr6" draw:text-style-name="P3" draw:layer="layout" svg:width="1.25cm" svg:height="1.5cm" svg:x="14.5cm" svg:y="5.835cm">
          <text:p text:style-name="P3">8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8.25cm" svg:height="3.806cm" svg:x="1.5cm" svg:y="1.5cm">
          <draw:text-box>
            <text:p>Para desarrollar <text:span text:style-name="T1">so</text:span><text:span text:style-name="T1">rte</text:span><text:span text:style-name="T1">d_</text:span><text:span text:style-name="T1">lis</text:span><text:span text:style-name="T1">t_t</text:span><text:span text:style-name="T1">ak</text:span><text:span text:style-name="T1">e(</text:span><text:span text:style-name="T1">) </text:span><text:span text:style-name="T5">de</text:span><text:span text:style-name="T5">be</text:span><text:span text:style-name="T5">m</text:span><text:span text:style-name="T5">os </text:span><text:span text:style-name="T5">ve</text:span><text:span text:style-name="T5">r </text:span><text:span text:style-name="T5">qu</text:span><text:span text:style-name="T5">e </text:span><text:span text:style-name="T5">se </text:span><text:span text:style-name="T5">qu</text:span><text:span text:style-name="T5">ier</text:span><text:span text:style-name="T5">e </text:span><text:span text:style-name="T5">se</text:span><text:span text:style-name="T5">le</text:span><text:span text:style-name="T5">cc</text:span><text:span text:style-name="T5">io</text:span><text:span text:style-name="T5">na</text:span><text:span text:style-name="T5">r </text:span><text:span text:style-name="T5">lo</text:span><text:span text:style-name="T5">s </text:span><text:span text:style-name="T6">n </text:span><text:span text:style-name="T5">pri</text:span><text:span text:style-name="T5">m</text:span><text:span text:style-name="T5">er</text:span><text:span text:style-name="T5">os </text:span><text:span text:style-name="T5">el</text:span><text:span text:style-name="T5">e</text:span><text:span text:style-name="T5">m</text:span><text:span text:style-name="T5">en</text:span><text:span text:style-name="T5">to</text:span><text:span text:style-name="T5">s </text:span><text:span text:style-name="T5">de </text:span><text:span text:style-name="T5">lis</text:span><text:span text:style-name="T5">ta </text:span><text:span text:style-name="T5">pa</text:span><text:span text:style-name="T5">ra </text:span><text:span text:style-name="T5">cr</text:span><text:span text:style-name="T5">ea</text:span><text:span text:style-name="T5">r </text:span><text:span text:style-name="T5">un</text:span><text:span text:style-name="T5">a </text:span><text:span text:style-name="T5">nu</text:span><text:span text:style-name="T5">ev</text:span><text:span text:style-name="T5">a </text:span><text:span text:style-name="T5">lis</text:span><text:span text:style-name="T5">ta </text:span><text:span text:style-name="T5">co</text:span><text:span text:style-name="T5">n </text:span><text:span text:style-name="T5">es</text:span><text:span text:style-name="T5">os </text:span><text:span text:style-name="T5">el</text:span><text:span text:style-name="T5">e</text:span><text:span text:style-name="T5">m</text:span><text:span text:style-name="T5">en</text:span><text:span text:style-name="T5">to</text:span><text:span text:style-name="T5">s </text:span><text:span text:style-name="T5">se</text:span><text:span text:style-name="T5">le</text:span><text:span text:style-name="T5">cc</text:span><text:span text:style-name="T5">io</text:span><text:span text:style-name="T5">na</text:span><text:span text:style-name="T5">do</text:span><text:span text:style-name="T5">s. </text:span><text:span text:style-name="T5">A </text:span><text:span text:style-name="T5">co</text:span><text:span text:style-name="T5">nti</text:span><text:span text:style-name="T5">nu</text:span><text:span text:style-name="T5">ac</text:span><text:span text:style-name="T5">ió</text:span><text:span text:style-name="T5">n </text:span><text:span text:style-name="T5">te</text:span><text:span text:style-name="T5">ne</text:span><text:span text:style-name="T5">m</text:span><text:span text:style-name="T5">os </text:span><text:span text:style-name="T5">un</text:span><text:span text:style-name="T5">a </text:span><text:span text:style-name="T5">lis</text:span><text:span text:style-name="T5">ta </text:span><text:span text:style-name="T5">ya </text:span><text:span text:style-name="T5">ar</text:span><text:span text:style-name="T5">m</text:span><text:span text:style-name="T5">ad</text:span><text:span text:style-name="T5">a </text:span><text:span text:style-name="T5">co</text:span><text:span text:style-name="T5">n </text:span><text:span text:style-name="T5">al</text:span><text:span text:style-name="T5">gu</text:span><text:span text:style-name="T5">no</text:span><text:span text:style-name="T5">s </text:span><text:span text:style-name="T5">no</text:span><text:span text:style-name="T5">do</text:span><text:span text:style-name="T5">s </text:span><text:span text:style-name="T5">y </text:span><text:span text:style-name="T5">su</text:span><text:span text:style-name="T5">po</text:span><text:span text:style-name="T5">ng</text:span><text:span text:style-name="T5">a</text:span><text:span text:style-name="T5">m</text:span><text:span text:style-name="T5">os </text:span><text:span text:style-name="T5">qu</text:span><text:span text:style-name="T5">e </text:span><text:span text:style-name="T6"><text:s/></text:span><text:span text:style-name="T6">n </text:span><text:span text:style-name="T6">= </text:span><text:span text:style-name="T6">2</text:span><text:span text:style-name="T5">. </text:span><text:span text:style-name="T5">Ve</text:span><text:span text:style-name="T5">a</text:span><text:span text:style-name="T5">m</text:span><text:span text:style-name="T5">os </text:span><text:span text:style-name="T5">qu</text:span><text:span text:style-name="T5">e </text:span><text:span text:style-name="T5">pa</text:span><text:span text:style-name="T5">sa</text:span><text:span text:style-name="T5">:</text:span></text:p>
          </draw:text-box>
        </draw:frame>
        <draw:path draw:style-name="gr23" draw:text-style-name="P5" draw:layer="layout" svg:width="2.517cm" svg:height="1.497cm" svg:x="5.9cm" svg:y="7.736cm" svg:viewBox="0 0 2518 1498" svg:d="M0 1498c597-189 1069-622 1641-899 1035-501-603-2 370-530 540-293 721 436 185 450">
          <text:p/>
        </draw:path>
        <draw:frame draw:style-name="gr19" draw:text-style-name="P1" draw:layer="layout" svg:width="2.25cm" svg:height="1cm" svg:x="6.75cm" svg:y="9cm">
          <draw:text-box>
            <text:p>aux</text:p>
          </draw:text-box>
        </draw:frame>
        <draw:path draw:style-name="gr23" draw:text-style-name="P5" draw:layer="layout" svg:width="1.141cm" svg:height="1.214cm" draw:transform="rotate (-0.108384946548848) translate (3.14707162267855cm 10.9927070330642cm)" svg:viewBox="0 0 1142 1215" svg:d="M2 14c505-98 1026 329 1080 867 99 1002 110-571-244-532-342 37-932 55-825 489 94 387 585 252 887 329l164 35">
          <text:p/>
        </draw:path>
        <draw:line draw:style-name="gr24" draw:text-style-name="P5" draw:layer="layout" svg:x1="4.75cm" svg:y1="11.5cm" svg:x2="6.5cm" svg:y2="11.5cm">
          <text:p/>
        </draw:line>
        <draw:frame draw:style-name="gr20" draw:text-style-name="P1" draw:layer="layout" svg:width="9.5cm" svg:height="2.25cm" svg:x="7.5cm" svg:y="10.75cm">
          <draw:text-box>
            <text:p>Notar que aquí creamos una nueva lista.</text:p>
          </draw:text-box>
        </draw:frame>
        <draw:path draw:style-name="gr2" draw:text-style-name="P2" draw:layer="layout" svg:width="1.165cm" svg:height="1.311cm" svg:x="3.783cm" svg:y="13.25cm" svg:viewBox="0 0 1166 1312" svg:d="M54 0c-2 375-151 799 53 1138 185 307 565 103 847 158h212">
          <text:p/>
        </draw:path>
        <draw:line draw:style-name="gr5" draw:text-style-name="P2" draw:layer="layout" svg:x1="5.25cm" svg:y1="14.085cm" svg:x2="7.25cm" svg:y2="14.085cm">
          <text:p/>
        </draw:line>
        <draw:custom-shape draw:style-name="gr6" draw:text-style-name="P3" draw:layer="layout" svg:width="1.25cm" svg:height="1.5cm" svg:x="7.5cm" svg:y="13.33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cm" svg:y1="14.085cm" svg:x2="10.75cm" svg:y2="14.085cm">
          <text:p/>
        </draw:line>
        <draw:custom-shape draw:style-name="gr6" draw:text-style-name="P3" draw:layer="layout" svg:width="1.25cm" svg:height="1.5cm" svg:x="11cm" svg:y="13.33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5cm" svg:y1="14.085cm" svg:x2="14cm" svg:y2="14.085cm">
          <text:p/>
        </draw:line>
        <draw:custom-shape draw:style-name="gr6" draw:text-style-name="P3" draw:layer="layout" svg:width="1.25cm" svg:height="1.5cm" svg:x="14.25cm" svg:y="13.335cm">
          <text:p text:style-name="P3">8</text:p>
          <draw:enhanced-geometry svg:viewBox="0 0 21600 21600" draw:type="rectangle" draw:enhanced-path="M 0 0 L 21600 0 21600 21600 0 21600 0 0 Z N"/>
        </draw:custom-shape>
        <draw:path draw:style-name="gr23" draw:text-style-name="P5" draw:layer="layout" svg:width="2.517cm" svg:height="1.497cm" svg:x="9.4cm" svg:y="15cm" svg:viewBox="0 0 2518 1498" svg:d="M0 1498c597-189 1069-622 1641-899 1035-501-603-2 370-530 540-293 721 436 185 450">
          <text:p/>
        </draw:path>
        <draw:frame draw:style-name="gr19" draw:text-style-name="P1" draw:layer="layout" svg:width="2.25cm" svg:height="1cm" svg:x="10.25cm" svg:y="16.264cm">
          <draw:text-box>
            <text:p>aux</text:p>
          </draw:text-box>
        </draw:frame>
        <draw:path draw:style-name="gr23" draw:text-style-name="P5" draw:layer="layout" svg:width="1.141cm" svg:height="1.214cm" draw:transform="rotate (-0.108384946548848) translate (3.83207162267855cm 17.4887070330642cm)" svg:viewBox="0 0 1142 1215" svg:d="M2 14c505-98 1026 329 1080 867 99 1002 110-571-244-532-342 37-932 55-825 489 94 387 585 252 887 329l164 35">
          <text:p/>
        </draw:path>
        <draw:line draw:style-name="gr24" draw:text-style-name="P5" draw:layer="layout" svg:x1="5.435cm" svg:y1="17.996cm" svg:x2="7.185cm" svg:y2="17.996cm">
          <text:p/>
        </draw:line>
        <draw:custom-shape draw:style-name="gr6" draw:text-style-name="P3" draw:layer="layout" svg:width="1.25cm" svg:height="1.5cm" svg:x="7.5cm" svg:y="17.25cm">
          <text:p text:style-name="P3">5</text:p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75cm" svg:height="3.25cm" svg:x="9cm" svg:y="17.25cm">
          <draw:text-box>
            <text:p>Aquí agregamos el 5 a la nueva lista. Ahora ya <text:span text:style-name="T3">n </text:span><text:span text:style-name="T3">= </text:span><text:span text:style-name="T3">1</text:span><text:span text:style-name="T4">, </text:span><text:span text:style-name="T4">es </text:span><text:span text:style-name="T4">de</text:span><text:span text:style-name="T4">cir</text:span><text:span text:style-name="T4">, </text:span><text:span text:style-name="T4">no</text:span><text:span text:style-name="T4">s </text:span><text:span text:style-name="T4">fal</text:span><text:span text:style-name="T4">ta </text:span><text:span text:style-name="T4">un </text:span><text:span text:style-name="T4">so</text:span><text:span text:style-name="T4">lo </text:span><text:span text:style-name="T4">el</text:span><text:span text:style-name="T4">e</text:span><text:span text:style-name="T4">m</text:span><text:span text:style-name="T4">en</text:span><text:span text:style-name="T4">to </text:span><text:span text:style-name="T4">pa</text:span><text:span text:style-name="T4">ra </text:span><text:span text:style-name="T4">ag</text:span><text:span text:style-name="T4">re</text:span><text:span text:style-name="T4">ga</text:span><text:span text:style-name="T4">r.</text:span></text:p>
          </draw:text-box>
        </draw:frame>
        <draw:path draw:style-name="gr2" draw:text-style-name="P2" draw:layer="layout" svg:width="1.165cm" svg:height="1.311cm" svg:x="3.533cm" svg:y="20.75cm" svg:viewBox="0 0 1166 1312" svg:d="M54 0c-2 375-151 799 53 1138 185 307 565 103 847 158h212">
          <text:p/>
        </draw:path>
        <draw:line draw:style-name="gr5" draw:text-style-name="P2" draw:layer="layout" svg:x1="5cm" svg:y1="21.585cm" svg:x2="7cm" svg:y2="21.585cm">
          <text:p/>
        </draw:line>
        <draw:custom-shape draw:style-name="gr6" draw:text-style-name="P3" draw:layer="layout" svg:width="1.25cm" svg:height="1.5cm" svg:x="7.25cm" svg:y="20.83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75cm" svg:y1="21.585cm" svg:x2="10.5cm" svg:y2="21.585cm">
          <text:p/>
        </draw:line>
        <draw:custom-shape draw:style-name="gr6" draw:text-style-name="P3" draw:layer="layout" svg:width="1.25cm" svg:height="1.5cm" svg:x="10.75cm" svg:y="20.83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25cm" svg:y1="21.585cm" svg:x2="13.75cm" svg:y2="21.585cm">
          <text:p/>
        </draw:line>
        <draw:custom-shape draw:style-name="gr6" draw:text-style-name="P3" draw:layer="layout" svg:width="1.25cm" svg:height="1.5cm" svg:x="14cm" svg:y="20.835cm">
          <text:p text:style-name="P3">8</text:p>
          <draw:enhanced-geometry svg:viewBox="0 0 21600 21600" draw:type="rectangle" draw:enhanced-path="M 0 0 L 21600 0 21600 21600 0 21600 0 0 Z N"/>
        </draw:custom-shape>
        <draw:path draw:style-name="gr23" draw:text-style-name="P5" draw:layer="layout" svg:width="2.517cm" svg:height="1.497cm" svg:x="12.25cm" svg:y="22.502cm" svg:viewBox="0 0 2518 1498" svg:d="M0 1498c597-189 1069-622 1641-899 1035-501-603-2 370-530 540-293 721 436 185 450">
          <text:p/>
        </draw:path>
        <draw:frame draw:style-name="gr4" draw:text-style-name="P1" draw:layer="layout" svg:width="3.5cm" svg:height="1.5cm" svg:x="13.5cm" svg:y="23.25cm">
          <draw:text-box>
            <text:p>aux</text:p>
          </draw:text-box>
        </draw:frame>
        <draw:path draw:style-name="gr23" draw:text-style-name="P5" draw:layer="layout" svg:width="1.141cm" svg:height="1.214cm" draw:transform="rotate (-0.108384946548848) translate (3.58207162267855cm 24.7387070330642cm)" svg:viewBox="0 0 1142 1215" svg:d="M2 14c505-98 1026 329 1080 867 99 1002 110-571-244-532-342 37-932 55-825 489 94 387 585 252 887 329l164 35">
          <text:p/>
        </draw:path>
        <draw:line draw:style-name="gr24" draw:text-style-name="P5" draw:layer="layout" svg:x1="5.185cm" svg:y1="25.246cm" svg:x2="6.935cm" svg:y2="25.246cm">
          <text:p/>
        </draw:line>
        <draw:custom-shape draw:style-name="gr6" draw:text-style-name="P3" draw:layer="layout" svg:width="1.25cm" svg:height="1.5cm" svg:x="7.25cm" svg:y="24.5cm">
          <text:p text:style-name="P3">5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75cm" svg:y1="25.25cm" svg:x2="10.5cm" svg:y2="25.25cm">
          <text:p/>
        </draw:line>
        <draw:custom-shape draw:style-name="gr6" draw:text-style-name="P3" draw:layer="layout" svg:width="1.25cm" svg:height="1.5cm" svg:x="10.75cm" svg:y="24.5cm">
          <text:p text:style-name="P3">6</text:p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18.5cm" svg:height="2.384cm" svg:x="1.25cm" svg:y="26.5cm">
          <draw:text-box>
            <text:p>Como hemos visto solo hemos ido recorriendo la lista que ya teniamos en L y luego fuimos agregando los elementos en la lista a hasta llegar a index </text:p>
          </draw:text-box>
        </draw:frame>
      </draw:page>
      <draw:page draw:name="page4" draw:style-name="dp1" draw:master-page-name="Predeterminado">
        <draw:frame draw:style-name="gr22" draw:text-style-name="P1" draw:layer="layout" svg:width="18.5cm" svg:height="3cm" svg:x="1.25cm" svg:y="1.5cm">
          <draw:text-box>
            <text:p>Esto último en código en un simple <text:span text:style-name="T3">fo</text:span><text:span text:style-name="T3">r, </text:span><text:span text:style-name="T4">pe</text:span><text:span text:style-name="T4">ro </text:span><text:span text:style-name="T4">de</text:span><text:span text:style-name="T4">be</text:span><text:span text:style-name="T4">m</text:span><text:span text:style-name="T4">os </text:span><text:span text:style-name="T4">ve</text:span><text:span text:style-name="T4">r </text:span><text:span text:style-name="T4">qu</text:span><text:span text:style-name="T4">e </text:span><text:span text:style-name="T4">si </text:span><text:span text:style-name="T4">la </text:span><text:span text:style-name="T4">lis</text:span><text:span text:style-name="T4">ta </text:span><text:span text:style-name="T4">L </text:span><text:span text:style-name="T4">es </text:span><text:span text:style-name="T4">va</text:span><text:span text:style-name="T4">cí</text:span><text:span text:style-name="T4">a </text:span><text:span text:style-name="T4">de</text:span><text:span text:style-name="T4">be</text:span><text:span text:style-name="T4">m</text:span><text:span text:style-name="T4">os </text:span><text:span text:style-name="T4">de</text:span><text:span text:style-name="T4">vo</text:span><text:span text:style-name="T4">lv</text:span><text:span text:style-name="T4">er </text:span><text:span text:style-name="T4">a </text:span><text:span text:style-name="T4">la </text:span><text:span text:style-name="T4">lis</text:span><text:span text:style-name="T4">ta </text:span><text:span text:style-name="T4">a </text:span><text:span text:style-name="T4">co</text:span><text:span text:style-name="T4">m</text:span><text:span text:style-name="T4">o </text:span><text:span text:style-name="T4">un</text:span><text:span text:style-name="T4">a </text:span><text:span text:style-name="T4">lis</text:span><text:span text:style-name="T4">ta </text:span><text:span text:style-name="T4">va</text:span><text:span text:style-name="T4">cí</text:span><text:span text:style-name="T4">a. </text:span></text:p>
          </draw:text-box>
        </draw:frame>
        <draw:line draw:style-name="gr18" draw:text-style-name="P5" draw:layer="layout" svg:x1="1cm" svg:y1="4.75cm" svg:x2="20cm" svg:y2="4.75cm">
          <text:p/>
        </draw:line>
        <draw:frame draw:style-name="gr12" draw:text-style-name="P1" draw:layer="layout" svg:width="18.5cm" svg:height="3.095cm" svg:x="1.25cm" svg:y="5.25cm">
          <draw:text-box>
            <text:p>Para el desarrollo de <text:span text:style-name="T1">so</text:span><text:span text:style-name="T1">rte</text:span><text:span text:style-name="T1">d_</text:span><text:span text:style-name="T1">lis</text:span><text:span text:style-name="T1">t_</text:span><text:span text:style-name="T1">dr</text:span><text:span text:style-name="T1">op</text:span><text:span text:style-name="T1">() </text:span><text:span text:style-name="T6">co</text:span><text:span text:style-name="T6">m</text:span><text:span text:style-name="T6">o </text:span><text:span text:style-name="T6">se </text:span><text:span text:style-name="T6">q</text:span><text:span text:style-name="T6">ui</text:span><text:span text:style-name="T6">er</text:span><text:span text:style-name="T6">e </text:span><text:span text:style-name="T6">de</text:span><text:span text:style-name="T6">sc</text:span><text:span text:style-name="T6">ar</text:span><text:span text:style-name="T6">ta</text:span><text:span text:style-name="T6">r </text:span><text:span text:style-name="T6">lo</text:span><text:span text:style-name="T6">s </text:span><text:span text:style-name="T6">N </text:span><text:span text:style-name="T6">pr</text:span><text:span text:style-name="T6">im</text:span><text:span text:style-name="T6">er</text:span><text:span text:style-name="T6">os </text:span><text:span text:style-name="T6">el</text:span><text:span text:style-name="T6">e</text:span><text:span text:style-name="T6">m</text:span><text:span text:style-name="T6">en</text:span><text:span text:style-name="T6">to</text:span><text:span text:style-name="T6">s </text:span><text:span text:style-name="T6">si</text:span><text:span text:style-name="T6">n </text:span><text:span text:style-name="T6">m</text:span><text:span text:style-name="T6">o</text:span><text:span text:style-name="T6">di</text:span><text:span text:style-name="T6">fic</text:span><text:span text:style-name="T6">ar </text:span><text:span text:style-name="T6">L, </text:span><text:span text:style-name="T5">po</text:span><text:span text:style-name="T5">de</text:span><text:span text:style-name="T5">m</text:span><text:span text:style-name="T5">os </text:span><text:span text:style-name="T5">ha</text:span><text:span text:style-name="T5">ce</text:span><text:span text:style-name="T5">r </text:span><text:span text:style-name="T5">lo </text:span><text:span text:style-name="T5">si</text:span><text:span text:style-name="T5">gu</text:span><text:span text:style-name="T5">ie</text:span><text:span text:style-name="T5">nt</text:span><text:span text:style-name="T5">e: </text:span><text:span text:style-name="T5">(si </text:span><text:span text:style-name="T5">L </text:span><text:span text:style-name="T5">es </text:span><text:span text:style-name="T5">va</text:span><text:span text:style-name="T5">cí</text:span><text:span text:style-name="T5">a </text:span><text:span text:style-name="T5">so</text:span><text:span text:style-name="T5">lo </text:span><text:span text:style-name="T5">ret</text:span><text:span text:style-name="T5">or</text:span><text:span text:style-name="T5">na</text:span><text:span text:style-name="T5">m</text:span><text:span text:style-name="T5">os </text:span><text:span text:style-name="T5">un</text:span><text:span text:style-name="T5">a </text:span><text:span text:style-name="T5">nu</text:span><text:span text:style-name="T5">ev</text:span><text:span text:style-name="T5">a </text:span><text:span text:style-name="T5">lis</text:span><text:span text:style-name="T5">ta </text:span><text:span text:style-name="T5">va</text:span><text:span text:style-name="T5">cí</text:span><text:span text:style-name="T5">a, </text:span><text:span text:style-name="T5">y </text:span><text:span text:style-name="T5">su</text:span><text:span text:style-name="T5">po</text:span><text:span text:style-name="T5">ng</text:span><text:span text:style-name="T5">a</text:span><text:span text:style-name="T5">m</text:span><text:span text:style-name="T5">os </text:span><text:span text:style-name="T5">qu</text:span><text:span text:style-name="T5">e </text:span><text:span text:style-name="T5">N </text:span><text:span text:style-name="T5">= </text:span><text:span text:style-name="T5">2)</text:span></text:p>
          </draw:text-box>
        </draw:frame>
        <draw:path draw:style-name="gr2" draw:text-style-name="P2" draw:layer="layout" svg:width="1.165cm" svg:height="1.311cm" svg:x="4.033cm" svg:y="8.665cm" svg:viewBox="0 0 1166 1312" svg:d="M54 0c-2 375-151 799 53 1138 185 307 565 103 847 158h212">
          <text:p/>
        </draw:path>
        <draw:line draw:style-name="gr5" draw:text-style-name="P2" draw:layer="layout" svg:x1="5.5cm" svg:y1="9.5cm" svg:x2="7.5cm" svg:y2="9.5cm">
          <text:p/>
        </draw:line>
        <draw:custom-shape draw:style-name="gr6" draw:text-style-name="P3" draw:layer="layout" svg:width="1.25cm" svg:height="1.5cm" svg:x="7.75cm" svg:y="8.75cm">
          <text:p text:style-name="P3">5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25cm" svg:y1="9.5cm" svg:x2="11cm" svg:y2="9.5cm">
          <text:p/>
        </draw:line>
        <draw:custom-shape draw:style-name="gr6" draw:text-style-name="P3" draw:layer="layout" svg:width="1.25cm" svg:height="1.5cm" svg:x="11.25cm" svg:y="8.75cm">
          <text:p text:style-name="P3">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75cm" svg:y1="9.5cm" svg:x2="14.25cm" svg:y2="9.5cm">
          <text:p/>
        </draw:line>
        <draw:custom-shape draw:style-name="gr6" draw:text-style-name="P3" draw:layer="layout" svg:width="1.25cm" svg:height="1.5cm" svg:x="14.5cm" svg:y="8.75cm">
          <text:p text:style-name="P3">8</text:p>
          <draw:enhanced-geometry svg:viewBox="0 0 21600 21600" draw:type="rectangle" draw:enhanced-path="M 0 0 L 21600 0 21600 21600 0 21600 0 0 Z N"/>
        </draw:custom-shape>
        <draw:path draw:style-name="gr23" draw:text-style-name="P5" draw:layer="layout" svg:width="1.772cm" svg:height="1.209cm" svg:x="6.323cm" svg:y="10.451cm" svg:viewBox="0 0 1773 1210" svg:d="M0 1191c414 102 748-225 1085-397 95-48 1042-1033 159-450-860 568 143-246 265-344l79 265 185 291v26">
          <text:p/>
        </draw:path>
        <draw:frame draw:style-name="gr21" draw:text-style-name="P1" draw:layer="layout" svg:width="2.25cm" svg:height="1.25cm" svg:x="7cm" svg:y="11.75cm">
          <draw:text-box>
            <text:p>aux</text:p>
          </draw:text-box>
        </draw:frame>
        <draw:path draw:style-name="gr23" draw:text-style-name="P5" draw:layer="layout" svg:width="3.889cm" svg:height="0.649cm" svg:x="7.699cm" svg:y="10.704cm" svg:viewBox="0 0 3890 650" svg:d="M0 646c617-1 1235 8 1852 0 441-6 881 11 1323-52 173-24 973-905 106-477l503-106 79 318 27 26">
          <text:p/>
        </draw:path>
        <draw:frame draw:style-name="gr21" draw:text-style-name="P1" draw:layer="layout" svg:width="2cm" svg:height="1.25cm" svg:x="11.25cm" svg:y="11.5cm">
          <draw:text-box>
            <text:p>aux</text:p>
          </draw:text-box>
        </draw:frame>
        <draw:frame draw:style-name="gr20" draw:text-style-name="P1" draw:layer="layout" svg:width="18cm" svg:height="2.25cm" svg:x="1.5cm" svg:y="13cm">
          <draw:text-box>
            <text:p>Notemos que ya avanzamos hasta N = 2 ahora agregamos en la nueva lista los elementos sobrantes de L</text:p>
          </draw:text-box>
        </draw:frame>
        <draw:path draw:style-name="gr23" draw:text-style-name="P5" draw:layer="layout" svg:width="1.335cm" svg:height="1.295cm" svg:x="7cm" svg:y="15.5cm" svg:viewBox="0 0 1336 1296" svg:d="M171 0c402 34 846 237 1006 608 416 965-497-221-662-265-454-122-736 568-291 715 318 105 641 208 979 238l133-318v-132">
          <text:p/>
        </draw:path>
        <draw:line draw:style-name="gr28" draw:text-style-name="P5" draw:layer="layout" svg:x1="8.761cm" svg:y1="16.298cm" svg:x2="10.511cm" svg:y2="16.298cm">
          <text:p/>
        </draw:line>
        <draw:custom-shape draw:style-name="gr6" draw:text-style-name="P3" draw:layer="layout" svg:width="1.25cm" svg:height="1.5cm" svg:x="10.761cm" svg:y="15.548cm">
          <text:p text:style-name="P3">8</text:p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18.25cm" svg:height="5.939cm" svg:x="1.5cm" svg:y="17cm">
          <draw:text-box>
            <text:p>Esto en código sería:</text:p>
            <text:p><text:tab/><text:span text:style-name="T3">for</text:span><text:span text:style-name="T4">(i = 0; i &lt; N; i++){</text:span></text:p>
            <text:p><text:span text:style-name="T4"><text:tab/></text:span><text:span text:style-name="T4"><text:tab/></text:span><text:span text:style-name="T4">aux = aux→next;</text:span></text:p>
            <text:p><text:span text:style-name="T4"><text:tab/></text:span><text:span text:style-name="T4">}</text:span></text:p>
            <text:p><text:span text:style-name="T4"><text:tab/></text:span><text:span text:style-name="T3">while</text:span><text:span text:style-name="T4">(aux != NULL){</text:span></text:p>
            <text:p><text:span text:style-name="T4"><text:tab/></text:span><text:span text:style-name="T4"><text:tab/></text:span><text:span text:style-name="T4">a = sorted_list_append(a, aux→elem)</text:span></text:p>
            <text:p><text:span text:style-name="T4"><text:tab/></text:span><text:span text:style-name="T4"><text:tab/></text:span><text:span text:style-name="T4">aux = aux→next;</text:span></text:p>
            <text:p><text:span text:style-name="T4"><text:tab/></text:span><text:span text:style-name="T4">}</text:span></text:p>
          </draw:text-box>
        </draw:frame>
        <draw:frame draw:style-name="gr12" draw:text-style-name="P7" draw:layer="layout" svg:width="18.5cm" svg:height="3.095cm" svg:x="1.25cm" svg:y="23.5cm">
          <draw:text-box>
            <text:p text:style-name="P6"><text:span text:style-name="T7">NOTA</text:span><text:span text:style-name="T8">: Es </text:span><text:span text:style-name="T8">import</text:span><text:span text:style-name="T8">ante </text:span><text:span text:style-name="T8">tener </text:span><text:span text:style-name="T8">en </text:span><text:span text:style-name="T8">cuent</text:span><text:span text:style-name="T8">a que </text:span><text:span text:style-name="T8">si aux </text:span><text:span text:style-name="T8">termin</text:span><text:span text:style-name="T8">a </text:span><text:span text:style-name="T8">siend</text:span><text:span text:style-name="T8">o </text:span><text:span text:style-name="T8">NULL </text:span><text:span text:style-name="T8">luego </text:span><text:span text:style-name="T8">del for </text:span><text:span text:style-name="T8">solo </text:span><text:span text:style-name="T8">se </text:span><text:span text:style-name="T8">debe </text:span><text:span text:style-name="T8">retorn</text:span><text:span text:style-name="T8">ar la </text:span><text:span text:style-name="T8">lista a </text:span><text:span text:style-name="T8">vacía. </text:span><text:span text:style-name="T8">Otra </text:span><text:span text:style-name="T8">cosa </text:span><text:span text:style-name="T8">import</text:span><text:span text:style-name="T8">ante </text:span><text:span text:style-name="T8">es </text:span><text:span text:style-name="T8">que si </text:span><text:span text:style-name="T8">la </text:span><text:span text:style-name="T8">lista L </text:span><text:span text:style-name="T8">es </text:span><text:span text:style-name="T8">vacía </text:span><text:span text:style-name="T8">tambi</text:span><text:span text:style-name="T8">én se </text:span><text:span text:style-name="T8">debe </text:span><text:span text:style-name="T8">retorn</text:span><text:span text:style-name="T8">ar la </text:span><text:span text:style-name="T8">lista a </text:span><text:span text:style-name="T8">vací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3:02:44.545771882</meta:creation-date>
    <dc:date>2024-06-30T15:24:58.323090807</dc:date>
    <meta:editing-duration>PT1H29M36S</meta:editing-duration>
    <meta:editing-cycles>1</meta:editing-cycles>
    <meta:document-statistic meta:object-count="143"/>
    <meta:generator>LibreOffice/24.2.3.2$Linux_X86_64 LibreOffice_project/420$Build-2</meta:generator>
  </office:meta>
</office:document-meta>
</file>